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2.778cm"/>
    </style:style>
    <style:style style:name="Tableau4.D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cd0a3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957a8" officeooo:paragraph-rsid="002957a8" style:font-size-asian="10.5pt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rsid="001c8e7f" officeooo:paragraph-rsid="001c8e7f"/>
    </style:style>
    <style:style style:name="P10" style:family="paragraph" style:parent-style-name="Standard">
      <style:paragraph-properties fo:text-align="justify" style:justify-single-word="false"/>
      <style:text-properties officeooo:rsid="001cd0a3" officeooo:paragraph-rsid="001cd0a3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cd0a3" officeooo:paragraph-rsid="001cd0a3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c8e7f" officeooo:paragraph-rsid="001c8e7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3f0fd" officeooo:paragraph-rsid="0023f0fd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officeooo:paragraph-rsid="001cd0a3"/>
    </style:style>
    <style:style style:name="P16" style:family="paragraph" style:parent-style-name="Table_20_Contents">
      <style:paragraph-properties fo:text-align="justify" style:justify-single-word="false"/>
      <style:text-properties officeooo:paragraph-rsid="001d8039"/>
    </style:style>
    <style:style style:name="P17" style:family="paragraph" style:parent-style-name="Table_20_Contents">
      <style:paragraph-properties fo:text-align="justify" style:justify-single-word="false"/>
      <style:text-properties officeooo:paragraph-rsid="001edcf6"/>
    </style:style>
    <style:style style:name="P18" style:family="paragraph" style:parent-style-name="Table_20_Contents">
      <style:paragraph-properties fo:text-align="justify" style:justify-single-word="false"/>
      <style:text-properties officeooo:paragraph-rsid="002957a8"/>
    </style:style>
    <style:style style:name="P19" style:family="paragraph" style:parent-style-name="Table_20_Contents">
      <style:paragraph-properties fo:text-align="justify" style:justify-single-word="false"/>
      <style:text-properties officeooo:rsid="001cd0a3" officeooo:paragraph-rsid="001cd0a3"/>
    </style:style>
    <style:style style:name="P20" style:family="paragraph" style:parent-style-name="Table_20_Contents">
      <style:paragraph-properties fo:text-align="justify" style:justify-single-word="false"/>
      <style:text-properties officeooo:rsid="001cd0a3" officeooo:paragraph-rsid="001d8039"/>
    </style:style>
    <style:style style:name="P21" style:family="paragraph" style:parent-style-name="Table_20_Contents">
      <style:paragraph-properties fo:text-align="justify" style:justify-single-word="false"/>
      <style:text-properties officeooo:rsid="001d8039" officeooo:paragraph-rsid="001d8039"/>
    </style:style>
    <style:style style:name="P22" style:family="paragraph" style:parent-style-name="Table_20_Contents">
      <style:paragraph-properties fo:text-align="justify" style:justify-single-word="false"/>
      <style:text-properties officeooo:rsid="001edcf6" officeooo:paragraph-rsid="001d8039"/>
    </style:style>
    <style:style style:name="P23" style:family="paragraph" style:parent-style-name="Table_20_Contents">
      <style:paragraph-properties fo:text-align="justify" style:justify-single-word="false"/>
      <style:text-properties officeooo:rsid="001edcf6" officeooo:paragraph-rsid="001edcf6"/>
    </style:style>
    <style:style style:name="P24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cd0a3" officeooo:paragraph-rsid="001cd0a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1d8039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8039" officeooo:paragraph-rsid="001d8039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officeooo:rsid="002957a8" officeooo:paragraph-rsid="002957a8"/>
    </style:style>
    <style:style style:name="P28" style:family="paragraph" style:parent-style-name="Standard">
      <style:paragraph-properties fo:text-align="center" style:justify-single-word="false" fo:break-before="page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023f0fd" officeooo:paragraph-rsid="0023f0f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3f0fd" officeooo:paragraph-rsid="0023f0f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officeooo:rsid="002957a8" officeooo:paragraph-rsid="002957a8" style:font-size-asian="10.5pt" style:font-size-complex="12pt"/>
    </style:style>
    <style:style style:name="P34" style:family="paragraph" style:parent-style-name="Table_20_Heading">
      <style:text-properties officeooo:rsid="0023f0fd" officeooo:paragraph-rsid="0023f0fd"/>
    </style:style>
    <style:style style:name="P35" style:family="paragraph" style:parent-style-name="Table_20_Contents">
      <style:paragraph-properties fo:text-align="justify" style:justify-single-word="false"/>
      <style:text-properties officeooo:rsid="0023f0fd" officeooo:paragraph-rsid="0023f0fd"/>
    </style:style>
    <style:style style:name="P36" style:family="paragraph" style:parent-style-name="Table_20_Contents">
      <style:paragraph-properties fo:text-align="justify" style:justify-single-word="false"/>
      <style:text-properties officeooo:rsid="00259e42" officeooo:paragraph-rsid="00259e42"/>
    </style:style>
    <style:style style:name="P37" style:family="paragraph" style:parent-style-name="Table_20_Contents">
      <style:paragraph-properties fo:text-align="justify" style:justify-single-word="false"/>
      <style:text-properties officeooo:rsid="0025b595" officeooo:paragraph-rsid="0025b595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paragraph-rsid="00259e42"/>
    </style:style>
    <style:style style:name="P40" style:family="paragraph" style:parent-style-name="Table_20_Contents">
      <style:paragraph-properties fo:text-align="justify" style:justify-single-word="false"/>
      <style:text-properties officeooo:rsid="0024136d" officeooo:paragraph-rsid="0024136d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c8e7f" officeooo:paragraph-rsid="001c8e7f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c8e7f" officeooo:paragraph-rsid="002e6b2b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2957a8" officeooo:paragraph-rsid="002957a8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2957a8" officeooo:paragraph-rsid="002e6b2b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paragraph-rsid="002e6b2b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paragraph-rsid="001c8e7f" style:font-size-asian="10.5pt" style:font-size-complex="12pt"/>
    </style:style>
    <style:style style:name="P48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1c8e7f"/>
    </style:style>
    <style:style style:name="T2" style:family="text">
      <style:text-properties officeooo:rsid="001cd0a3"/>
    </style:style>
    <style:style style:name="T3" style:family="text">
      <style:text-properties officeooo:rsid="001d8039"/>
    </style:style>
    <style:style style:name="T4" style:family="text">
      <style:text-properties officeooo:rsid="001edcf6"/>
    </style:style>
    <style:style style:name="T5" style:family="text">
      <style:text-properties officeooo:rsid="00202a03"/>
    </style:style>
    <style:style style:name="T6" style:family="text">
      <style:text-properties officeooo:rsid="00221fac"/>
    </style:style>
    <style:style style:name="T7" style:family="text">
      <style:text-properties officeooo:rsid="002957a8"/>
    </style:style>
    <style:style style:name="T8" style:family="text">
      <style:text-properties officeooo:rsid="002b3837"/>
    </style:style>
    <style:style style:name="T9" style:family="text">
      <style:text-properties officeooo:rsid="002e6b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Auteurs:</text:h>
      <text:p text:style-name="P29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12">Auteurs</text:p>
          </table:table-cell>
          <table:table-cell table:style-name="Auteurs.A1" office:value-type="string">
            <text:p text:style-name="P12">Approbateurs</text:p>
          </table:table-cell>
          <table:table-cell table:style-name="Auteurs.C1" office:value-type="string">
            <text:p text:style-name="P12">Validation</text:p>
          </table:table-cell>
        </table:table-row>
        <table:table-row>
          <table:table-cell table:style-name="Auteurs.A2" office:value-type="string">
            <text:p text:style-name="P4">Anthony Devin</text:p>
            <text:p text:style-name="P6"/>
          </table:table-cell>
          <table:table-cell table:style-name="Auteurs.A2" office:value-type="string">
            <text:p text:style-name="P7">Antonin Aillaud</text:p>
            <text:p text:style-name="P7">Guillaume Rasolo</text:p>
            <text:p text:style-name="P7">Jeremy Vaz Borges</text:p>
            <text:p text:style-name="P7">Johnny Mickael</text:p>
            <text:p text:style-name="P7">Sébastien Melotte</text:p>
            <text:p text:style-name="P7"/>
            <text:p text:style-name="P7"/>
          </table:table-cell>
          <table:table-cell table:style-name="Auteurs.C2" office:value-type="string">
            <text:p text:style-name="P43">Anthony Devin</text:p>
          </table:table-cell>
        </table:table-row>
      </table:table>
      <text:p text:style-name="P29"/>
      <text:p text:style-name="P29">Diffusion:</text:p>
      <text:p text:style-name="P2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Diffusion</text:p>
          </table:table-cell>
          <table:table-cell table:style-name="Tableau2.B1" office:value-type="string">
            <text:p text:style-name="P46"><text:span text:style-name="T9"/></text:p>
          </table:table-cell>
        </table:table-row>
        <table:table-row>
          <table:table-cell table:style-name="Tableau2.A2" office:value-type="string">
            <text:p text:style-name="P13">Antonin Aillaud</text:p>
            <text:p text:style-name="P13">Anthony Devin</text:p>
            <text:p text:style-name="P13">Guillaume Rasolo</text:p>
            <text:p text:style-name="P13">Jeremy Vaz Borges</text:p>
            <text:p text:style-name="P13">Johnny Mickael</text:p>
            <text:p text:style-name="P43">Sébastien Melotte</text:p>
            <text:p text:style-name="P47"><text:span text:style-name="T1">Gaston Robichon (r</text:span><text:span text:style-name="T2">eprésentant</text:span><text:span text:style-name="T1"> de la société CuisinAvenir)</text:span></text:p>
          </table:table-cell>
          <table:table-cell table:style-name="Tableau2.B2" office:value-type="string">
            <text:p text:style-name="P12"/>
          </table:table-cell>
        </table:table-row>
      </table:table>
      <text:p text:style-name="P29"/>
      <text:p text:style-name="P29">Documents de référence:</text:p>
      <text:p text:style-name="P2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Fiche d'itération</text:p>
          </table:table-cell>
          <table:table-cell table:style-name="Tableau3.B1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B2" office:value-type="string">
            <text:p text:style-name="P12"/>
          </table:table-cell>
        </table:table-row>
      </table:table>
      <text:p text:style-name="P29"/>
      <text:p text:style-name="P29">Historique :</text:p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2">N° version</text:p>
          </table:table-cell>
          <table:table-cell table:style-name="Tableau4.A1" office:value-type="string">
            <text:p text:style-name="P12">Auteur</text:p>
          </table:table-cell>
          <table:table-cell table:style-name="Tableau4.A1" office:value-type="string">
            <text:p text:style-name="P12">Date</text:p>
          </table:table-cell>
          <table:table-cell table:style-name="Tableau4.D1" office:value-type="string">
            <text:p text:style-name="P12">Historique des évolutions</text:p>
          </table:table-cell>
        </table:table-row>
        <table:table-row>
          <table:table-cell table:style-name="Tableau4.A2" office:value-type="string">
            <text:p text:style-name="P12">1.0</text:p>
          </table:table-cell>
          <table:table-cell table:style-name="Tableau4.A2" office:value-type="string">
            <text:p text:style-name="P4">Jeremy Vaz Borges</text:p>
            <text:p text:style-name="P4">Anthony Devin</text:p>
            <text:p text:style-name="P6">Antonin Aillaud</text:p>
          </table:table-cell>
          <table:table-cell table:style-name="Tableau4.A2" office:value-type="string">
            <text:p text:style-name="P12">18/09/13</text:p>
          </table:table-cell>
          <table:table-cell table:style-name="Tableau4.D2" office:value-type="string">
            <text:p text:style-name="P12"/>
          </table:table-cell>
        </table:table-row>
        <table:table-row>
          <table:table-cell table:style-name="Tableau4.A2" office:value-type="string">
            <text:p text:style-name="P13">1.1</text:p>
          </table:table-cell>
          <table:table-cell table:style-name="Tableau4.A2" office:value-type="string">
            <text:p text:style-name="P9">Anthony Devin</text:p>
          </table:table-cell>
          <table:table-cell table:style-name="Tableau4.A2" office:value-type="string">
            <text:p text:style-name="P13">19/09/13</text:p>
          </table:table-cell>
          <table:table-cell table:style-name="Tableau4.D2" office:value-type="string">
            <text:p text:style-name="P13">Modification du style du compte rendu (suppression du tableau), correction orthographique.</text:p>
          </table:table-cell>
        </table:table-row>
      </table:table>
      <text:p text:style-name="P29"/>
      <text:p text:style-name="P28"/>
      <text:p text:style-name="P3"/>
      <text:p text:style-name="P3"/>
      <text:p text:style-name="P3"/>
      <text:p text:style-name="P3"/>
      <text:p text:style-name="P4">Sont présents: Jeremy Vaz Borges</text:p>
      <text:p text:style-name="P4"><text:tab/><text:tab/>Anthony Devin</text:p>
      <text:p text:style-name="P4"><text:tab/><text:tab/>Antonin Aillaud</text:p>
      <text:p text:style-name="P4"><text:tab/><text:tab/>Guillaume Rasolo</text:p>
      <text:p text:style-name="P4"><text:tab/><text:tab/>Sebastien Melotte</text:p>
      <text:p text:style-name="P4"><text:tab/><text:tab/>Johnny Mickael</text:p>
      <text:p text:style-name="P5"><text:tab/><text:tab/>Le <text:span text:style-name="T2">représentant</text:span> de la société CuisinAvenir<text:span text:style-name="T2">: Gaston Robichon </text:span></text:p>
      <text:p text:style-name="P4"/>
      <text:p text:style-name="P4"/>
      <text:p text:style-name="P4"/>
      <text:p text:style-name="P4">La réunion est animée par Anthony Devin.</text:p>
      <text:p text:style-name="P4"/>
      <text:p text:style-name="P4"/>
      <text:p text:style-name="P4"/>
      <text:p text:style-name="P4"/>
      <text:p text:style-name="P11">I- Attentes du client:</text:p>
      <text:p text:style-name="P10"/>
      <text:p text:style-name="P15"><text:span text:style-name="T4">La société souhaite</text:span><text:span text:style-name="T2"> une i</text:span>nformatisation presque total<text:span text:style-name="T2">e</text:span> de <text:span text:style-name="T4">son</text:span> activité avec <text:span text:style-name="T2">une</text:span> gestion de la production, <text:span text:style-name="T4">une gestion</text:span> des stocks <text:span text:style-name="T2">en temps réel</text:span>, des commandes <text:span text:style-name="T2">effectuées par les </text:span>clients , des délais <text:span text:style-name="T2">de livraison des commandes</text:span> , des commandes <text:span text:style-name="T2">effectuées aux </text:span>fournisseur<text:span text:style-name="T2">s</text:span>, des prix de vente à l'aide de divers<text:span text:style-name="T2">es</text:span> statistiques tout en garantissant une bonne qualité général<text:span text:style-name="T5">e</text:span> <text:span text:style-name="T2">et</text:span> <text:span text:style-name="T2">en évitant à tout prix des retards quelconques.</text:span></text:p>
      <text:p text:style-name="P19"/>
      <text:p text:style-name="P24">II- Moyens techniques:</text:p>
      <text:p text:style-name="P19"/>
      <text:p text:style-name="P16"><text:span text:style-name="T4">Mr Robichon</text:span><text:span text:style-name="T2"> a décidé d'opter pour une situation d'hébergement </text:span><text:span text:style-name="T4">à distance</text:span><text:span text:style-name="T2"> de </text:span><text:span text:style-name="T4">son</text:span><text:span text:style-name="T2"> application après avoir reçu des conseils de notre part. </text:span><text:span text:style-name="T4">Ce dernier</text:span><text:span text:style-name="T2"> souhaite un moyen simple et sûr assurant que </text:span><text:span text:style-name="T4">l'</text:span><text:span text:style-name="T2">application sera disponible et fonctionnelle à tout moment, sans que cette solution ne soit trop coûteuse pour </text:span><text:span text:style-name="T4">sa société</text:span><text:span text:style-name="T2">, </text:span><text:span text:style-name="T3">ceci facilite donc l'installation et la maintenance des serveurs distants.</text:span></text:p>
      <text:p text:style-name="P21"/>
      <text:p text:style-name="P25"><text:span text:style-name="T3">III- Livraisons des commandes</text:span><text:span text:style-name="T2">:</text:span></text:p>
      <text:p text:style-name="P20"/>
      <text:p text:style-name="P18"><text:span text:style-name="T3">Mr Robichon souhaite une optimisation des délais de livraison . </text:span><text:span text:style-name="T4">Les l</text:span><text:span text:style-name="T3">ivraison </text:span><text:span text:style-name="T4">s'effectuent</text:span><text:span text:style-name="T3"> </text:span><text:span text:style-name="T7">majoritairement en</text:span><text:span text:style-name="T3"> France, suivant deux modes de livraison. </text:span></text:p>
      <text:p text:style-name="P18"><text:span text:style-name="T7">E</text:span><text:span text:style-name="T5">n premier, des </text:span><text:span text:style-name="T3">livraison</text:span><text:span text:style-name="T4">s</text:span><text:span text:style-name="T3"> de certains éléments de cuisine ou de cuisine</text:span><text:span text:style-name="T4">s</text:span><text:span text:style-name="T3"> complète</text:span><text:span text:style-name="T4">s</text:span><text:span text:style-name="T3"> dans toute la France. </text:span><text:span text:style-name="T7">En second, un service de montage de cuisines complètes lors de la livraison, réalisé par des</text:span></text:p>
      <text:p text:style-name="P27">employés et limité à la région.</text:p>
      <text:p text:style-name="P27"/>
      <text:p text:style-name="P26">IV- Production:</text:p>
      <text:p text:style-name="P21"/>
      <text:p text:style-name="P21">Concernant la production Mr Robichon souhaite une optimisation de la <text:span text:style-name="T7">celle-ci en</text:span> fonction des stocks <text:span text:style-name="T7">et</text:span> des commandes en cours, en mettant en place des priorités afin d'assurer les délais de livraison.</text:p>
      <text:p text:style-name="P16"><text:soft-page-break/><text:span text:style-name="T3">Les délais de livraison sont calculés en fonction de la somme des délais de production de chaque élément de la cuisine </text:span><text:span text:style-name="T5">auxquels on ajoute</text:span><text:span text:style-name="T3"> une marge.</text:span></text:p>
      <text:p text:style-name="P21"/>
      <text:p text:style-name="P26">V- Gestion des stocks:</text:p>
      <text:p text:style-name="P21"/>
      <text:p text:style-name="P16"><text:span text:style-name="T3">Classement par catégorie de chaque élément</text:span><text:span text:style-name="T3"> (visserie</text:span><text:span text:style-name="T4">s</text:span><text:span text:style-name="T3">, machine</text:span><text:span text:style-name="T4">s</text:span><text:span text:style-name="T3"> , matériaux …) .</text:span></text:p>
      <text:p text:style-name="P21">Suivis des états des stocks (rupture de stock, limité ,en stock). </text:p>
      <text:p text:style-name="P21">Anticipation des commandes aux fournisseurs en fonction des commandes en cours et des éléments en stock.</text:p>
      <text:p text:style-name="P21"/>
      <text:p text:style-name="P26">VI- Site web:</text:p>
      <text:p text:style-name="P26"/>
      <text:p text:style-name="P16"><text:span text:style-name="T3">Concernant le site web Mr Robichon souhaite </text:span>pour l'instant <text:span text:style-name="T3">le </text:span>destin<text:span text:style-name="T3">er</text:span> aux particuliers et à l'entreprise CuisinAvenir <text:span text:style-name="T3">(Gestion), ce qui implique donc que le site devra comporter une partie visible par les utilisateurs et une autre uniquement visible pa</text:span><text:span text:style-name="T8">r</text:span><text:span text:style-name="T3"> les membres autorisés de la société.</text:span></text:p>
      <text:p text:style-name="P16"><text:span text:style-name="T3">Il souhaite également pouvoir gérer avec souplesse les</text:span> produits du catalogue <text:span text:style-name="T3">(Ajout, sup</text:span><text:span text:style-name="T7">p</text:span><text:span text:style-name="T3">ression, modification...)</text:span>.</text:p>
      <text:p text:style-name="P16"><text:span text:style-name="T3">De plus </text:span>une page d'information (FAQ) <text:span text:style-name="T3">est souhaitée de la part du représentant</text:span>.</text:p>
      <text:p text:style-name="P16"><text:span text:style-name="T3">Enfin il souhaite que la base de donnée</text:span><text:span text:style-name="T5">s</text:span><text:span text:style-name="T3"> soit accessible de n'importe où, à tout moment avec possibilité d'en faire une sauvegarde.</text:span></text:p>
      <text:p text:style-name="P21"/>
      <text:p text:style-name="P25"><text:span text:style-name="T3">VII- </text:span><text:span text:style-name="T4">Informations diverses:</text:span></text:p>
      <text:p text:style-name="P22"/>
      <text:p text:style-name="P17"><text:span text:style-name="T4">La société possède un b</text:span>udget suffisant pour s'équiper <text:span text:style-name="T4">informatiquement</text:span> si nécessaire.</text:p>
      <text:p text:style-name="P17"><text:span text:style-name="T4">Cette dernière souhaite que les clients effectuent les p</text:span>aiement<text:span text:style-name="T4">s</text:span> <text:span text:style-name="T5">par l'int</text:span><text:span text:style-name="T7">er</text:span><text:span text:style-name="T5">médiaire de</text:span> PayPal.</text:p>
      <text:p text:style-name="P23">Actuellement la société gère ses stocks au moyen de fiches Excel.</text:p>
      <text:p text:style-name="P17">Limitation de vente <text:span text:style-name="T4">de</text:span> cuisine<text:span text:style-name="T4">s</text:span> basique<text:span text:style-name="T4">s</text:span> pour l'instant (cuisine<text:span text:style-name="T4">s</text:span> complète<text:span text:style-name="T4">s</text:span> ou élément<text:span text:style-name="T4">s</text:span> de cuisine).</text:p>
      <text:p text:style-name="P17"><text:span text:style-name="T4">Le s</text:span>ervice téléphonique <text:span text:style-name="T4">sera</text:span> géré par la secrétaire <text:span text:style-name="T4">pour </text:span><text:span text:style-name="T6">ce qui concerne</text:span><text:span text:style-name="T4"> le SAV, ou bien pour tou</text:span><text:span text:style-name="T6">s</text:span><text:span text:style-name="T4"> conseils .</text:span></text:p>
      <text:p text:style-name="P23">Le délai nécessaire à la réalisation du projet est flexible selon le temps nécessaire à sa bonne réalisation.</text:p>
      <text:p text:style-name="P21"/>
      <text:p text:style-name="P2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0"/>
      <text:p text:style-name="P32">Fiche d'itération:</text:p>
      <text:p text:style-name="P30"/>
      <text:p text:style-name="P30"/>
      <table:table table:name="Tableau1" table:style-name="Tableau1">
        <table:table-column table:style-name="Tableau1.A" table:number-columns-repeated="5"/>
        <table:table-header-rows>
          <table:table-row>
            <table:table-cell table:style-name="Tableau1.A1" office:value-type="string">
              <text:p text:style-name="P34">Activité</text:p>
            </table:table-cell>
            <table:table-cell table:style-name="Tableau1.A1" office:value-type="string">
              <text:p text:style-name="P34">Auteur(s)</text:p>
            </table:table-cell>
            <table:table-cell table:style-name="Tableau1.A1" office:value-type="string">
              <text:p text:style-name="P34">Date prévisionnelle</text:p>
            </table:table-cell>
            <table:table-cell table:style-name="Tableau1.A1" office:value-type="string">
              <text:p text:style-name="P34">Date rendu</text:p>
            </table:table-cell>
            <table:table-cell table:style-name="Tableau1.E1" office:value-type="string">
              <text:p text:style-name="P34">Notes</text:p>
            </table:table-cell>
          </table:table-row>
        </table:table-header-rows>
        <table:table-row>
          <table:table-cell table:style-name="Tableau1.A2" office:value-type="string">
            <text:p text:style-name="P35">Réalisation du compte rendu</text:p>
          </table:table-cell>
          <table:table-cell table:style-name="Tableau1.A2" office:value-type="string">
            <text:p text:style-name="P35">Antonin Aillaud</text:p>
            <text:p text:style-name="P35">Anthony Devin</text:p>
            <text:p text:style-name="P35">Jeremy Vaz Borges</text:p>
          </table:table-cell>
          <table:table-cell table:style-name="Tableau1.A2" office:value-type="string">
            <text:p text:style-name="P35">19/09/13 16h</text:p>
          </table:table-cell>
          <table:table-cell table:style-name="Tableau1.A2" office:value-type="string">
            <text:p text:style-name="P35">18/09/13 18h10</text:p>
          </table:table-cell>
          <table:table-cell table:style-name="Tableau1.E2" office:value-type="string">
            <text:p text:style-name="P36">Difficultés de lecture (forme du document, orthographe) à refaire</text:p>
          </table:table-cell>
        </table:table-row>
        <table:table-row>
          <table:table-cell table:style-name="Tableau1.A2" office:value-type="string">
            <text:p text:style-name="P37">Création d'un modèle writer et d'un document maître</text:p>
          </table:table-cell>
          <table:table-cell table:style-name="Tableau1.A2" office:value-type="string">
            <text:p text:style-name="P37">Sébastien Melotte</text:p>
          </table:table-cell>
          <table:table-cell table:style-name="Tableau1.A2" office:value-type="string">
            <text:p text:style-name="P37">18/09/13 18h</text:p>
          </table:table-cell>
          <table:table-cell table:style-name="Tableau1.A2" office:value-type="string">
            <text:p text:style-name="P37">18/09/13 18h</text:p>
          </table:table-cell>
          <table:table-cell table:style-name="Tableau1.E2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0">Planification prévisionnelle et réelle</text:p>
          </table:table-cell>
          <table:table-cell table:style-name="Tableau1.A2" office:value-type="string">
            <text:p text:style-name="P40">Jeremy Vaz Borgez</text:p>
          </table:table-cell>
          <table:table-cell table:style-name="Tableau1.A2" office:value-type="string">
            <text:p text:style-name="P36">19/09/13</text:p>
          </table:table-cell>
          <table:table-cell table:style-name="Tableau1.A2" office:value-type="string">
            <text:p text:style-name="P36">19/09/03 12h</text:p>
          </table:table-cell>
          <table:table-cell table:style-name="Tableau1.E2" office:value-type="string">
            <text:p text:style-name="P38"/>
          </table:table-cell>
        </table:table-row>
        <table:table-row>
          <table:table-cell table:style-name="Tableau1.A2" office:value-type="string">
            <text:p text:style-name="P36">Dossier d'analyse des risques</text:p>
          </table:table-cell>
          <table:table-cell table:style-name="Tableau1.A2" office:value-type="string">
            <text:p text:style-name="P36">Guillaume Rasolo</text:p>
          </table:table-cell>
          <table:table-cell table:style-name="Tableau1.A2" office:value-type="string">
            <text:p text:style-name="P36">19/09/13</text:p>
          </table:table-cell>
          <table:table-cell table:style-name="Tableau1.A2" office:value-type="string">
            <text:p text:style-name="P36">19/09/13</text:p>
          </table:table-cell>
          <table:table-cell table:style-name="Tableau1.E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6">Restructuration et amélioration du compte rendu de la première réunion</text:p>
          </table:table-cell>
          <table:table-cell table:style-name="Tableau1.A2" office:value-type="string">
            <text:p text:style-name="P36">Anthony Devin</text:p>
          </table:table-cell>
          <table:table-cell table:style-name="Tableau1.A2" office:value-type="string">
            <text:p text:style-name="P36">20/09/13</text:p>
          </table:table-cell>
          <table:table-cell table:style-name="Tableau1.A2" office:value-type="string">
            <text:p text:style-name="P36"/>
          </table:table-cell>
          <table:table-cell table:style-name="Tableau1.E2" office:value-type="string">
            <text:p text:style-name="P39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c8e7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te rendu de la réunion du 18 septembre 2013<text:tab/>V1.<text:span text:style-name="MT1">1</text:span></text:p>
      </style:header>
      <style:footer>
        <text:p text:style-name="MP2">Page 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09-18T16:32:26</meta:creation-date>
    <dc:date>2013-09-21T20:28:10</dc:date>
    <dc:creator>Tony </dc:creator>
    <meta:editing-duration>PT2H8M33S</meta:editing-duration>
    <meta:editing-cycles>17</meta:editing-cycles>
    <meta:generator>LibreOffice/3.6$Linux_X86_64 LibreOffice_project/360m1$Build-2</meta:generator>
    <meta:document-statistic meta:table-count="5" meta:image-count="0" meta:object-count="0" meta:page-count="4" meta:paragraph-count="101" meta:word-count="688" meta:character-count="4528" meta:non-whitespace-character-count="3926"/>
  </office:meta>
</office:document-meta>
</file>